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f5a8" officeooo:paragraph-rsid="000ff5a8"/>
    </style:style>
    <style:style style:name="P2" style:family="paragraph" style:parent-style-name="Preformatted_20_Text">
      <style:text-properties officeooo:paragraph-rsid="0011c032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>
      <style:text-properties officeooo:rsid="000ff5a8" officeooo:paragraph-rsid="000ff5a8"/>
    </style:style>
    <style:style style:name="P5" style:family="paragraph" style:parent-style-name="Standard">
      <style:text-properties officeooo:rsid="000ff5a8" officeooo:paragraph-rsid="00182996"/>
    </style:style>
    <style:style style:name="P6" style:family="paragraph" style:parent-style-name="Standard">
      <style:text-properties fo:font-weight="bold" officeooo:rsid="000ff5a8" officeooo:paragraph-rsid="000ff5a8" style:font-weight-asian="bold" style:font-weight-complex="bold"/>
    </style:style>
    <style:style style:name="P7" style:family="paragraph" style:parent-style-name="Standard">
      <style:text-properties officeooo:rsid="00182996" officeooo:paragraph-rsid="00182996"/>
    </style:style>
    <style:style style:name="P8" style:family="paragraph" style:parent-style-name="Standard">
      <style:text-properties officeooo:rsid="001a64e9" officeooo:paragraph-rsid="001a64e9"/>
    </style:style>
    <style:style style:name="P9" style:family="paragraph" style:parent-style-name="Standard">
      <style:text-properties officeooo:rsid="001a64e9" officeooo:paragraph-rsid="002a2ad4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64e9" officeooo:paragraph-rsid="001a64e9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0ac2a" officeooo:paragraph-rsid="0020ac2a" style:font-weight-asian="bold" style:font-weight-complex="bold"/>
    </style:style>
    <style:style style:name="P12" style:family="paragraph" style:parent-style-name="Standard">
      <style:text-properties officeooo:rsid="001b2e4b" officeooo:paragraph-rsid="001b2e4b"/>
    </style:style>
    <style:style style:name="P13" style:family="paragraph" style:parent-style-name="Standard">
      <style:text-properties officeooo:paragraph-rsid="001b2e4b"/>
    </style:style>
    <style:style style:name="P14" style:family="paragraph" style:parent-style-name="Standard">
      <style:text-properties officeooo:rsid="002d76fa" officeooo:paragraph-rsid="002d76fa"/>
    </style:style>
    <style:style style:name="P15" style:family="paragraph" style:parent-style-name="Standard">
      <style:text-properties officeooo:rsid="002db8c0" officeooo:paragraph-rsid="002db8c0"/>
    </style:style>
    <style:style style:name="P16" style:family="paragraph" style:parent-style-name="Standard">
      <style:text-properties officeooo:rsid="00302319" officeooo:paragraph-rsid="00302319"/>
    </style:style>
    <style:style style:name="P17" style:family="paragraph" style:parent-style-name="Standard">
      <style:text-properties fo:font-weight="bold" officeooo:rsid="00311c23" officeooo:paragraph-rsid="00311c23" style:font-weight-asian="bold" style:font-weight-complex="bold"/>
    </style:style>
    <style:style style:name="P18" style:family="paragraph" style:parent-style-name="Standard">
      <style:text-properties fo:font-weight="bold" officeooo:rsid="002c493f" officeooo:paragraph-rsid="002c493f" style:font-weight-asian="bold" style:font-weight-complex="bold"/>
    </style:style>
    <style:style style:name="P19" style:family="paragraph" style:parent-style-name="Standard">
      <style:text-properties fo:font-weight="bold" officeooo:rsid="002d76fa" officeooo:paragraph-rsid="002d76fa" style:font-weight-asian="bold" style:font-weight-complex="bold"/>
    </style:style>
    <style:style style:name="P20" style:family="paragraph" style:parent-style-name="Standard">
      <style:text-properties officeooo:rsid="000ff5a8" officeooo:paragraph-rsid="000ff5a8"/>
    </style:style>
    <style:style style:name="P21" style:family="paragraph" style:parent-style-name="Standard">
      <style:text-properties officeooo:rsid="0033e9a1" officeooo:paragraph-rsid="0033e9a1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ef9a3" style:font-weight-asian="bold" style:font-weight-complex="bold"/>
    </style:style>
    <style:style style:name="T3" style:family="text">
      <style:text-properties officeooo:rsid="00311c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V2Ray Jumping Over the GFW</text:p>
      <text:p text:style-name="Standard"/>
      <text:p text:style-name="P12">Introduction:</text:p>
      <text:p text:style-name="P12"/>
      <text:p text:style-name="P12">V2Ray is a service that is similar to Shadowsocks which helps users to gain access to websites that are blocked in the PRC.</text:p>
      <text:p text:style-name="P13"/>
      <text:p text:style-name="Standard"/>
      <text:p text:style-name="Standard">PORT:37861</text:p>
      <text:p text:style-name="Standard">UUID:2ac27910-bcd6-41c7-a6c1-5b3f9430cc33</text:p>
      <text:p text:style-name="Standard"/>
      <text:p text:style-name="Standard"/>
      <text:p text:style-name="P17">Installation script:</text:p>
      <text:p text:style-name="Standard">bash &lt;(curl -L -s <text:a xlink:type="simple" xlink:href="https://install.direct/go.sh" text:style-name="Internet_20_link" text:visited-style-name="Visited_20_Internet_20_Link">https://install.direct/go.sh</text:a>)</text:p>
      <text:p text:style-name="P3"><text:span text:style-name="Source_20_Text">service v2ray start</text:span></text:p>
      <text:p text:style-name="P18">Install <text:span text:style-name="T3">from </text:span>local V2ray <text:span text:style-name="T3">file</text:span>:</text:p>
      <text:p text:style-name="P4">sudo bash go.sh --local /home/l/Downloads/v2ray-linux-64.zip</text:p>
      <text:p text:style-name="P21">(&gt;pwd to get the personal working directory)</text:p>
      <text:p text:style-name="P14"/>
      <text:p text:style-name="P19">Get V2ray file from <text:span text:style-name="T3">VPS </text:span>server:</text:p>
      <text:p text:style-name="P14">scp root@136.244.113.34:/root/v2ray-linux-64.zip ~/v2ray.zip</text:p>
      <text:p text:style-name="P4"/>
      <text:p text:style-name="P6">Client file:</text:p>
      <text:p text:style-name="P6"/>
      <text:p text:style-name="P1"><text:span text:style-name="Source_20_Text">{</text:span></text:p>
      <text:p text:style-name="Preformatted_20_Text"><text:span text:style-name="Source_20_Text"><text:s text:c="2"/>"inbound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port": 1080,</text:span></text:p>
      <text:p text:style-name="Preformatted_20_Text"><text:span text:style-name="Source_20_Text"><text:s text:c="6"/>"protocol": "socks",</text:span></text:p>
      <text:p text:style-name="Preformatted_20_Text"><text:span text:style-name="Source_20_Text"><text:s text:c="6"/>"sniffing": {</text:span></text:p>
      <text:p text:style-name="Preformatted_20_Text"><text:span text:style-name="Source_20_Text"><text:s text:c="8"/>"enabled": true,</text:span></text:p>
      <text:p text:style-name="Preformatted_20_Text"><text:span text:style-name="Source_20_Text"><text:s text:c="8"/>"destOverride": ["http", "tls"]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"settings": {</text:span></text:p>
      <text:p text:style-name="Preformatted_20_Text"><text:span text:style-name="Source_20_Text"><text:s text:c="8"/>"auth": "noauth"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outbound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protocol": "vmess",</text:span></text:p>
      <text:p text:style-name="Preformatted_20_Text"><text:span text:style-name="Source_20_Text"><text:s text:c="6"/>"settings": {</text:span></text:p>
      <text:p text:style-name="Preformatted_20_Text"><text:span text:style-name="Source_20_Text"><text:s text:c="8"/>"vnext": [</text:span></text:p>
      <text:p text:style-name="Preformatted_20_Text"><text:span text:style-name="Source_20_Text"><text:s text:c="10"/>{</text:span></text:p>
      <text:p text:style-name="Preformatted_20_Text"><text:span text:style-name="Source_20_Text"><text:s text:c="12"/>"address": "217.69.5.88",</text:span></text:p>
      <text:p text:style-name="P2"><text:span text:style-name="Source_20_Text"><text:s text:c="12"/>"port": 37860,</text:span></text:p>
      <text:p text:style-name="Preformatted_20_Text"><text:span text:style-name="Source_20_Text"><text:s text:c="12"/>"users": [</text:span></text:p>
      <text:p text:style-name="Preformatted_20_Text"><text:span text:style-name="Source_20_Text"><text:s text:c="14"/>{</text:span></text:p>
      <text:p text:style-name="P2"><text:span text:style-name="Source_20_Text"><text:s text:c="16"/>"id": "2ac27910-bcd6-41c7-a6c1-5b3f9430cc33",</text:span></text:p>
      <text:p text:style-name="Preformatted_20_Text"><text:span text:style-name="Source_20_Text"><text:s text:c="16"/>"alterId": 64</text:span></text:p>
      <text:p text:style-name="Preformatted_20_Text"><text:span text:style-name="Source_20_Text"><text:s text:c="14"/>}</text:span></text:p>
      <text:p text:style-name="Preformatted_20_Text"><text:span text:style-name="Source_20_Text"><text:s text:c="12"/>]</text:span></text:p>
      <text:p text:style-name="Preformatted_20_Text"><text:span text:style-name="Source_20_Text"><text:s text:c="10"/>}</text:span></text:p>
      <text:p text:style-name="Preformatted_20_Text"><text:soft-page-break/><text:span text:style-name="Source_20_Text"><text:s text:c="8"/>]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3"><text:span text:style-name="Source_20_Text">}</text:span></text:p>
      <text:p text:style-name="P4"/>
      <text:p text:style-name="P4"/>
      <text:p text:style-name="P7"><text:span text:style-name="T1">server </text:span><text:span text:style-name="T2">JSON File</text:span><text:span text:style-name="T1">:</text:span></text:p>
      <text:p text:style-name="P7"/>
      <text:p text:style-name="P7"><text:s text:c="2"/>GNU nano 2.9.3 <text:s text:c="15"/>/etc/v2ray/config.json <text:s text:c="25"/></text:p>
      <text:p text:style-name="P7"/>
      <text:p text:style-name="P7">//PORT:32884</text:p>
      <text:p text:style-name="P7">//UUID:1c190c1b-cebf-41bd-902f-d98187e4d14c</text:p>
      <text:p text:style-name="P7"/>
      <text:p text:style-name="P7">{</text:p>
      <text:p text:style-name="P7"><text:s text:c="2"/>"inbounds": [{</text:p>
      <text:p text:style-name="P7"><text:s text:c="4"/>"port": 37860,</text:p>
      <text:p text:style-name="P7"><text:s text:c="4"/>"protocol": "vmess",</text:p>
      <text:p text:style-name="P7"><text:s text:c="4"/>"settings": {</text:p>
      <text:p text:style-name="P7"><text:s text:c="6"/>"clients": [</text:p>
      <text:p text:style-name="P7"><text:s text:c="8"/>{</text:p>
      <text:p text:style-name="P7"><text:s text:c="10"/>"id": "2ac27910-bcd6-41c7-a6c1-5b3f9430cc33",</text:p>
      <text:p text:style-name="P7"><text:s text:c="10"/>"level": 1,</text:p>
      <text:p text:style-name="P7"><text:s text:c="10"/>"alterId": 64</text:p>
      <text:p text:style-name="P7"><text:s text:c="8"/>}</text:p>
      <text:p text:style-name="P7"><text:s text:c="6"/>]</text:p>
      <text:p text:style-name="P7"><text:s text:c="4"/>}</text:p>
      <text:p text:style-name="P7"><text:s text:c="2"/>}],</text:p>
      <text:p text:style-name="P7"/>
      <text:p text:style-name="P7"><text:s text:c="2"/>"outbounds": [{</text:p>
      <text:p text:style-name="P7"><text:s text:c="4"/>"protocol": "freedom",</text:p>
      <text:p text:style-name="P7"><text:s text:c="4"/>"settings": {}</text:p>
      <text:p text:style-name="P7"><text:s text:c="2"/>},{</text:p>
      <text:p text:style-name="P7"><text:s text:c="4"/>"protocol": "blackhole",</text:p>
      <text:p text:style-name="P5"/>
      <text:p text:style-name="P4"/>
      <text:p text:style-name="P4"/>
      <text:p text:style-name="P4">ssh 217.69.5.88 -p 22 -l root</text:p>
      <text:p text:style-name="P4">systemctl restart v2ray</text:p>
      <text:p text:style-name="P4">systemctl status v2ray</text:p>
      <text:p text:style-name="P4"/>
      <text:p text:style-name="P16">#check correctness of config file</text:p>
      <text:p text:style-name="P4">jq . /etc/v2ray/config.json </text:p>
      <text:p text:style-name="P4"/>
      <text:p text:style-name="P10">Server with dynamic port:</text:p>
      <text:p text:style-name="P8">/etc/v2ray/config.json </text:p>
      <text:p text:style-name="P8">{</text:p>
      <text:p text:style-name="P8"><text:s text:c="2"/>"inbounds": [{</text:p>
      <text:p text:style-name="P9"><text:s text:c="4"/>"port": 32884,</text:p>
      <text:p text:style-name="P8"><text:soft-page-break/><text:s text:c="4"/>"protocol": "vmess",</text:p>
      <text:p text:style-name="P8"><text:s text:c="4"/>"settings": {</text:p>
      <text:p text:style-name="P8"><text:s text:c="6"/>"clients": [</text:p>
      <text:p text:style-name="P8"><text:s text:c="8"/>{</text:p>
      <text:p text:style-name="P9"><text:s text:c="10"/>"id": "1c190c1b-cebf-41bd-902f-d98187e4d14c",</text:p>
      <text:p text:style-name="P8"><text:s text:c="10"/>"level": 1,</text:p>
      <text:p text:style-name="P8"><text:s text:c="10"/>"alterId": 64</text:p>
      <text:p text:style-name="P8"><text:s text:c="8"/>}</text:p>
      <text:p text:style-name="P8"><text:s text:c="6"/>],</text:p>
      <text:p text:style-name="P8"><text:s text:c="6"/>"detour": {</text:p>
      <text:p text:style-name="P8"><text:s text:c="8"/>"to":"dynamicPort"</text:p>
      <text:p text:style-name="P8"><text:s text:c="6"/>}</text:p>
      <text:p text:style-name="P8"><text:s text:c="4"/>}</text:p>
      <text:p text:style-name="P8"><text:s text:c="2"/>},</text:p>
      <text:p text:style-name="P8"/>
      <text:p text:style-name="P8"><text:s text:c="4"/>{</text:p>
      <text:p text:style-name="P8"><text:s text:c="6"/>"protocol": "vmess",</text:p>
      <text:p text:style-name="P8"><text:s text:c="6"/>"port": "10000-20000", </text:p>
      <text:p text:style-name="P8"><text:s text:c="6"/>"tag": "dynamicPort",</text:p>
      <text:p text:style-name="P8"><text:s text:c="6"/>"settings": {</text:p>
      <text:p text:style-name="P8"><text:s text:c="8"/>"default": {</text:p>
      <text:p text:style-name="P8"><text:s text:c="10"/>"alterId": 64</text:p>
      <text:p text:style-name="P8"><text:s text:c="8"/>}</text:p>
      <text:p text:style-name="P8"><text:s text:c="6"/>},</text:p>
      <text:p text:style-name="P8"><text:s text:c="6"/>"allocate": { <text:s text:c="10"/></text:p>
      <text:p text:style-name="P8"><text:s text:c="8"/>"strategy": "random", </text:p>
      <text:p text:style-name="P8"><text:s text:c="8"/>"concurrency": 2, </text:p>
      <text:p text:style-name="P8"><text:s text:c="8"/>"refresh": 3 <text:s text:c="9"/></text:p>
      <text:p text:style-name="P8"><text:s text:c="6"/>}</text:p>
      <text:p text:style-name="P8"><text:s text:c="4"/>}</text:p>
      <text:p text:style-name="P8"/>
      <text:p text:style-name="P8">],</text:p>
      <text:p text:style-name="P8"><text:s text:c="2"/>"outbounds": [{</text:p>
      <text:p text:style-name="P8"><text:s text:c="4"/>"protocol": "freedom",</text:p>
      <text:p text:style-name="P8"><text:s text:c="4"/>"settings": {}</text:p>
      <text:p text:style-name="P8"><text:s text:c="2"/>},{</text:p>
      <text:p text:style-name="P8"><text:s text:c="4"/>"protocol": "blackhole",</text:p>
      <text:p text:style-name="P8"><text:s text:c="4"/>"settings": {},</text:p>
      <text:p text:style-name="P8"><text:s text:c="4"/>"tag": "blocked"</text:p>
      <text:p text:style-name="P8"><text:s text:c="2"/>}],</text:p>
      <text:p text:style-name="P8"><text:s text:c="2"/>"routing": {</text:p>
      <text:p text:style-name="P8"><text:s text:c="4"/>"rules": [</text:p>
      <text:p text:style-name="P8"><text:s text:c="6"/>{</text:p>
      <text:p text:style-name="P8"><text:s text:c="8"/>"type": "field",</text:p>
      <text:p text:style-name="P8"><text:s text:c="8"/>"ip": ["geoip:private"],</text:p>
      <text:p text:style-name="P8"><text:s text:c="8"/>"outboundTag": "blocked"</text:p>
      <text:p text:style-name="P8"><text:s text:c="6"/>}</text:p>
      <text:p text:style-name="P8"><text:s text:c="4"/>]</text:p>
      <text:p text:style-name="P8"><text:s text:c="2"/>}</text:p>
      <text:p text:style-name="P8"><text:soft-page-break/>}</text:p>
      <text:p text:style-name="P8"/>
      <text:p text:style-name="P15"/>
      <text:p text:style-name="P15">Default Server config:</text:p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05:06:57.949364702</meta:creation-date>
    <dc:date>2020-06-04T10:00:45.995675583</dc:date>
    <meta:editing-duration>PT2H10M54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4" meta:paragraph-count="130" meta:word-count="271" meta:character-count="2630" meta:non-whitespace-character-count="1809"/>
  </office:meta>
</office:document-meta>
</file>